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officeooo:paragraph-rsid="001bb35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1bb352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af99c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officeooo:rsid="001af99c" officeooo:paragraph-rsid="001af99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bb268" officeooo:paragraph-rsid="001bb26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1e5611" style:font-weight-asian="bold" style:font-weight-complex="bold"/>
    </style:style>
    <style:style style:name="P13" style:family="paragraph" style:parent-style-name="Standard">
      <style:text-properties fo:font-size="14pt" fo:font-weight="bold" officeooo:rsid="001e5611" officeooo:paragraph-rsid="001e5611" style:font-weight-asian="bold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officeooo:rsid="00168b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0852" style:font-weight-asian="bold" style:font-weight-complex="bold"/>
    </style:style>
    <style:style style:name="T4" style:family="text">
      <style:text-properties officeooo:rsid="001b0852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 officeooo:rsid="001b0852"/>
    </style:style>
    <style:style style:name="T6" style:family="text">
      <style:text-properties style:font-name="arial" fo:font-size="9pt" fo:font-style="normal" fo:font-weight="normal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1b0852" style:font-size-asian="14pt" style:font-size-complex="14pt"/>
    </style:style>
    <style:style style:name="T9" style:family="text">
      <style:text-properties officeooo:rsid="001e5611" style:font-size-asian="14pt" style:font-size-complex="14pt"/>
    </style:style>
    <style:style style:name="T10" style:family="text">
      <style:text-properties officeooo:rsid="001e1d0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8914372876124317" text:style-name="L1">
        <text:list-item>
          <text:p text:style-name="P8">Prompt for amount, interest rate and no. of years and calculate simple interest.</text:p>
          <text:p text:style-name="P8"/>
        </text:list-item>
      </text:list>
      <text:p text:style-name="P4"><text:tab/><text:span text:style-name="T2">var p=prompt("Enter Principle Amount");</text:span></text:p>
      <text:p text:style-name="P7"><text:tab/>console.log("Principle:" +p);</text:p>
      <text:p text:style-name="P7"><text:tab/>var r=prompt("Enter Rate of Interest");</text:p>
      <text:p text:style-name="P7"><text:tab/>console.log("Rate of Interest:" +r);</text:p>
      <text:p text:style-name="P7"><text:tab/>var t=prompt("Enter Time(in years)");</text:p>
      <text:p text:style-name="P7"><text:tab/>console.log("Time:" +t);</text:p>
      <text:p text:style-name="P7"><text:tab/>var si=(p*r*t)/100;</text:p>
      <text:p text:style-name="P7"><text:tab/>console.log("Simple Interest is:" +si);</text:p>
      <text:list xml:id="list140531248721156" text:continue-numbering="true" text:style-name="L1">
        <text:list-item>
          <text:list>
            <text:list-header>
              <text:p text:style-name="P9"/>
            </text:list-header>
          </text:list>
        </text:list-item>
        <text:list-item>
          <text:p text:style-name="P8">is palindrome string</text:p>
          <text:p text:style-name="P8"/>
        </text:list-item>
      </text:list>
      <text:p text:style-name="P3"><text:tab/><text:span text:style-name="T2">var str = prompt("Enter String");</text:span></text:p>
      <text:p text:style-name="P6"><text:tab/>console.log("String entered by the user : "+str);</text:p>
      <text:p text:style-name="P6"><text:tab/>var flag = checkPalindrome(str);</text:p>
      <text:p text:style-name="P6"><text:tab/>if(flag == true){</text:p>
      <text:p text:style-name="P6"><text:s text:c="2"/><text:tab/>console.log("String is palindrome");</text:p>
      <text:p text:style-name="P6"><text:tab/>}else{</text:p>
      <text:p text:style-name="P6"><text:s text:c="2"/><text:tab/>console.log("String is Not palindrome");</text:p>
      <text:p text:style-name="P6"><text:tab/>}</text:p>
      <text:p text:style-name="P6"/>
      <text:p text:style-name="P6"><text:tab/>function checkPalindrome(str) {</text:p>
      <text:p text:style-name="P6"><text:tab/> <text:s/>str = str.replace(/\s/g,'');</text:p>
      <text:p text:style-name="P6"><text:s/><text:tab/> return str == str.split('').reverse().join('');</text:p>
      <text:p text:style-name="P6"><text:tab/>}</text:p>
      <text:p text:style-name="P6"/>
      <text:list xml:id="list140532357448907" text:continue-numbering="true" text:style-name="L1">
        <text:list-item>
          <text:p text:style-name="P8">Area of circle</text:p>
          <text:p text:style-name="P8"/>
        </text:list-item>
      </text:list>
      <text:p text:style-name="P3"><text:tab/><text:span text:style-name="T2">var rad=prompt("Enter radius");</text:span></text:p>
      <text:p text:style-name="P6"><text:tab/>console.log("Radius entered by the user :" +rad);</text:p>
      <text:p text:style-name="P6"><text:tab/>var ar=Math.PI*rad*rad;</text:p>
      <text:p text:style-name="P6"><text:tab/>console.log("Area of the circle of radius " +rad+ " : " +ar);</text:p>
      <text:p text:style-name="P6"/>
      <text:p text:style-name="P3"><text:span text:style-name="T1"><text:tab/>4.</text:span>Copy information of one object to another and log it to console.</text:p>
      <text:p text:style-name="P3"><text:tab/>function copy(){</text:p>
      <text:p text:style-name="P3"><text:tab/> <text:s/><text:span text:style-name="T2">var copyobj={</text:span></text:p>
      <text:p text:style-name="P6"><text:s text:c="2"/><text:tab/> <text:s/>a:2,</text:p>
      <text:p text:style-name="P6"><text:s text:c="4"/><text:tab/> <text:s/>b:4</text:p>
      <text:p text:style-name="P6"><text:tab/> <text:s/>};</text:p>
      <text:p text:style-name="P6"><text:tab/>}</text:p>
      <text:p text:style-name="P6"><text:tab/>// var second=Object.assign({},copy)</text:p>
      <text:p text:style-name="P6"><text:tab/>// console.log("copied:"+copy);</text:p>
      <text:p text:style-name="P6"><text:tab/>// console.log(second);</text:p>
      <text:p text:style-name="P6"><text:soft-page-break/><text:tab/>// second.a=6;</text:p>
      <text:p text:style-name="P6"><text:tab/>// console.log(second);</text:p>
      <text:p text:style-name="P6"><text:tab/>var second=Object.assign({},copy);</text:p>
      <text:p text:style-name="P6"><text:tab/>console.log(second);</text:p>
      <text:p text:style-name="P6"/>
      <text:list xml:id="list140531888567121" text:continue-numbering="true" text:style-name="L1">
        <text:list-header>
          <text:p text:style-name="P8"><text:span text:style-name="T1">5.</text:span>create a list of objects of Employee with info as follow :</text:p>
          <text:list>
            <text:list-item>
              <text:p text:style-name="P8">Name, age, salary ,DOB</text:p>
            </text:list-item>
            <text:list-item>
              <text:p text:style-name="P8">filter all employees with salary greater than 5000</text:p>
            </text:list-item>
            <text:list-item>
              <text:p text:style-name="P8">group employee on the basis of their age</text:p>
            </text:list-item>
            <text:list-item>
              <text:p text:style-name="P8">fetch employees with salary less than 1000 and age greater than 20. Then give them an increment 5 times their salary.</text:p>
            </text:list-item>
          </text:list>
        </text:list-header>
      </text:list>
      <text:p text:style-name="P3"/>
      <text:p text:style-name="P5"><text:tab/><text:tab/><text:span text:style-name="T3">1) var employee = [</text:span></text:p>
      <text:p text:style-name="P10"><text:s/><text:tab/><text:tab/> {name:"Akash",age:30,salary:14000,DOB:'12/09/2011'},</text:p>
      <text:p text:style-name="P10"><text:tab/><text:tab/> {name:"Ankit",age:24,salary:800,DOB:'02/25/2013'},</text:p>
      <text:p text:style-name="P10"><text:s/><text:tab/><text:tab/> {name:"Sakshi",age:33,salary:2800,DOB:'09/10/2016'},</text:p>
      <text:p text:style-name="P10"><text:tab/><text:tab/> {name:"Mansi",age:26,salary:5200,DOB:'10/21/2014'},</text:p>
      <text:p text:style-name="P10"><text:tab/><text:tab/> {name:"Jessica",age:24,salary:8000,DOB:'04/15/2018'},</text:p>
      <text:p text:style-name="P10"><text:tab/><text:tab/> {name:"Sid",age:19,salary:1800,DOB:'08/15/2018'},</text:p>
      <text:p text:style-name="P10"><text:tab/><text:tab/> {name:"Tom",age:29,salary:550,DOB:'08/15/2018'}</text:p>
      <text:p text:style-name="P10"><text:tab/><text:tab/> <text:s/>]</text:p>
      <text:p text:style-name="P10"><text:tab/><text:tab/>console.log(employee);</text:p>
      <text:p text:style-name="P10"/>
      <text:p text:style-name="P10"/>
      <text:p text:style-name="P10"><text:tab/><text:tab/><text:span text:style-name="T4">2) </text:span><text:s/>for (var i = 0; i &lt; employee.length; i++) {</text:p>
      <text:p text:style-name="P10"><text:tab/><text:tab/> <text:s/>if(employee[i].salary &gt; 5000)</text:p>
      <text:p text:style-name="P10"><text:tab/><text:tab/> <text:s text:c="3"/>{</text:p>
      <text:p text:style-name="P10"><text:tab/><text:tab/> <text:s text:c="2"/>console.log(employee[i].name);</text:p>
      <text:p text:style-name="P10"><text:tab/><text:tab/> <text:s text:c="3"/>}</text:p>
      <text:p text:style-name="P10"><text:tab/><text:tab/><text:span text:style-name="T4">}</text:span></text:p>
      <text:p text:style-name="P10"/>
      <text:p text:style-name="P12"><text:span text:style-name="T8"><text:s/><text:tab/><text:tab/>3) <text:s/></text:span><text:span text:style-name="T9">function transformArr(orig){</text:span></text:p>
      <text:p text:style-name="P13"><text:span text:style-name="T7"><text:tab/><text:tab/><text:tab/> var newArr = [],</text:span></text:p>
      <text:p text:style-name="P13"><text:span text:style-name="T7"><text:tab/><text:tab/><text:tab/> employees = {},</text:span></text:p>
      <text:p text:style-name="P13"><text:span text:style-name="T7"><text:tab/><text:tab/><text:tab/> i, j, cur;</text:span></text:p>
      <text:p text:style-name="P13"><text:span text:style-name="T7"><text:tab/><text:tab/> <text:s text:c="3"/>for (i = 0, j = orig.length; i &lt; j; i++) {</text:span></text:p>
      <text:p text:style-name="P13"><text:span text:style-name="T7"><text:tab/><text:tab/> <text:s text:c="3"/>cur = orig[i];</text:span></text:p>
      <text:p text:style-name="P13"><text:span text:style-name="T7"><text:tab/><text:tab/> if (!(cur.age in employees)) {</text:span></text:p>
      <text:p text:style-name="P13"><text:span text:style-name="T7"><text:tab/><text:tab/>employees[cur.age] = {type: cur.age, employees: []};</text:span></text:p>
      <text:p text:style-name="P13"><text:span text:style-name="T7"><text:tab/><text:tab/>newArr.push(employees[cur.age])</text:span></text:p>
      <text:p text:style-name="P13"><text:span text:style-name="T7"><text:s text:c="24"/>}</text:span></text:p>
      <text:p text:style-name="P13"><text:span text:style-name="T7"><text:tab/><text:tab/>employees[cur.age].employees.push(cur.age);</text:span></text:p>
      <text:p text:style-name="P13"><text:span text:style-name="T7"><text:tab/><text:tab/>}</text:span></text:p>
      <text:p text:style-name="P13"><text:span text:style-name="T7"><text:tab/><text:tab/>return newArr;</text:span></text:p>
      <text:p text:style-name="P13"><text:soft-page-break/><text:span text:style-name="T7"><text:s text:c="3"/><text:tab/><text:tab/> }</text:span></text:p>
      <text:p text:style-name="P13"><text:span text:style-name="T7"/></text:p>
      <text:p text:style-name="P13"><text:span text:style-name="T7"><text:tab/><text:tab/>console.log(transformArr(employee));</text:span></text:p>
      <text:p text:style-name="P11"/>
      <text:p text:style-name="P11">4)for (var i = 0; i &lt; employee.length; i++) {</text:p>
      <text:p text:style-name="P11"><text:s text:c="2"/>if(employee[i].salary &lt; 1000 &amp;&amp; employee[i].age &gt; 20)</text:p>
      <text:p text:style-name="P11"><text:s text:c="4"/>{console.log("Name:" +employee[i].name + " Old_Salary:" +employee[i].salary)</text:p>
      <text:p text:style-name="P11"><text:s text:c="6"/>employee[i].salary= employee[i].salary*5;</text:p>
      <text:p text:style-name="P11"><text:s text:c="6"/>console.log("Name:" +employee[i].name + " New_Salary:" +employee[i].salary);</text:p>
      <text:p text:style-name="P11"><text:s text:c="4"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16:59.316478037</meta:creation-date>
    <dc:date>2018-09-19T14:05:30.176167150</dc:date>
    <meta:editing-duration>PT20H59M1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316" meta:character-count="2793" meta:non-whitespace-character-count="2357"/>
  </office:meta>
</office:document-meta>
</file>